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style:style>
    <style:style style:name="P5" style:family="paragraph" style:parent-style-name="Standard">
      <style:paragraph-properties fo:margin-top="0in" fo:margin-bottom="0in" fo:line-height="100%"/>
      <style:text-properties style:font-name="Georgia" fo:font-size="10.5pt" style:font-size-asian="10.5pt" style:font-size-complex="10.5pt"/>
    </style:style>
    <style:style style:name="P6" style:family="paragraph" style:parent-style-name="Standard">
      <style:paragraph-properties fo:margin-top="0in" fo:margin-bottom="0in" fo:line-height="100%"/>
    </style:style>
    <style:style style:name="P7" style:family="paragraph" style:parent-style-name="Text_20_body" style:list-style-name="L1">
      <style:paragraph-properties fo:margin-left="0in" fo:margin-right="0in" fo:margin-top="0in" fo:margin-bottom="0in" fo:line-height="100%" fo:orphans="2" fo:widows="2" fo:text-indent="0in" style:auto-text-indent="false" fo:padding="0in" fo:border="none"/>
    </style:style>
    <style:style style:name="P8" style:family="paragraph" style:parent-style-name="Text_20_body" style:list-style-name="L1">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9" style:family="paragraph" style:parent-style-name="Text_20_body">
      <style:paragraph-properties fo:margin-left="0in" fo:margin-right="0in" fo:margin-top="0in" fo:margin-bottom="0in" fo:line-height="100%" fo:orphans="2" fo:widows="2" fo:text-indent="0in" style:auto-text-indent="false"/>
    </style:style>
    <style:style style:name="P10"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1"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12" style:family="paragraph" style:parent-style-name="Standard">
      <style:paragraph-properties fo:margin-top="0in" fo:margin-bottom="0in" fo:line-height="100%"/>
      <style:text-properties fo:font-variant="normal" fo:text-transform="none" fo:color="#000000" style:font-name="Georgia" fo:font-size="10.5pt" fo:letter-spacing="normal" fo:font-style="normal" fo:font-weight="normal" style:font-size-asian="10.5pt" style:font-size-complex="10.5pt"/>
    </style:style>
    <style:style style:name="P13" style:family="paragraph" style:parent-style-name="Heading_20_6">
      <style:paragraph-properties fo:margin-left="0in" fo:margin-right="0in" fo:margin-top="0in" fo:margin-bottom="0in" fo:line-height="100%" fo:orphans="2" fo:widows="2" fo:text-indent="0in" style:auto-text-indent="false"/>
    </style:style>
    <style:style style:name="P1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5" style:family="paragraph" style:parent-style-name="BODY">
      <style:paragraph-properties fo:margin-left="0in" fo:margin-right="0in" fo:margin-top="0in" fo:margin-bottom="0in" fo:line-height="100%" fo:text-indent="0in" style:auto-text-indent="false"/>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5" style:family="text">
      <style:text-properties fo:color="#000000" style:font-name="Georgia" fo:font-size="10.5pt" fo:language="zxx" fo:country="none" style:text-underline-style="solid" style:text-underline-width="auto" style:text-underline-color="font-color"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6" style:family="text">
      <style:text-properties fo:color="#000000" fo:font-size="10.5pt" fo:language="zxx" fo:country="none" style:font-name-asian="Georgia" style:font-size-asian="10.5pt" style:language-asian="zxx" style:country-asian="none" style:font-name-complex="Georgia" style:font-size-complex="10.5pt" style:language-complex="zxx" style:country-complex="none"/>
    </style:style>
    <style:style style:name="T7" style:family="text">
      <style:text-properties fo:font-variant="normal" fo:text-transform="none" fo:color="#000000" style:font-name="Georgia" fo:letter-spacing="normal" fo:font-style="normal" fo:font-weight="normal" style:font-name-complex="Times New Roman1"/>
    </style:style>
    <style:style style:name="T8" style:family="text">
      <style:text-properties fo:font-variant="normal" fo:text-transform="none" fo:color="#000000" style:font-name="Georgia" fo:font-size="10.5pt" fo:letter-spacing="normal" fo:font-style="normal" fo:font-weight="normal" style:font-size-asian="10.5pt" style:font-size-complex="10.5pt"/>
    </style:style>
    <style:style style:name="T9" style:family="text">
      <style:text-properties fo:font-variant="normal" fo:text-transform="none" fo:color="#000000" style:font-name="Georgia" fo:font-size="10.5pt" fo:letter-spacing="normal" fo:font-style="normal" fo:font-weight="normal" fo:background-color="transparent" style:font-size-asian="10.5pt" style:font-style-asian="normal" style:font-weight-asian="normal" style:font-size-complex="10.5pt" style:font-style-complex="normal" style:font-weight-complex="normal"/>
    </style:style>
    <style:style style:name="T10" style:family="text">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T11"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2" style:family="text">
      <style:text-properties fo:font-variant="normal" fo:text-transform="none" fo:color="#000000" style:font-name="Georgia" fo:font-size="10.5pt" fo:letter-spacing="normal" fo:font-style="normal" fo:font-weight="bold" fo:background-color="transparent" style:font-size-asian="10.5pt" style:font-style-asian="normal" style:font-weight-asian="bold" style:font-size-complex="10.5pt" style:font-style-complex="normal" style:font-weight-complex="bold"/>
    </style:style>
    <style:style style:name="T13"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style:text-underline-style="solid" style:text-underline-width="auto" style:text-underline-color="font-color" fo:font-weight="normal"/>
    </style:style>
    <style:style style:name="T16" style:family="text">
      <style:text-properties style:font-name="Georgia" style:font-name-complex="Times New Roman1"/>
    </style:style>
    <style:style style:name="T17" style:family="text">
      <style:text-properties fo:font-size="10.5pt" style:font-size-asian="10.5pt" style:font-name-complex="Times New Roman1" style:font-size-complex="10.5pt"/>
    </style:style>
    <style:style style:name="T18" style:family="text">
      <style:text-properties fo:font-size="10.5pt" fo:font-weight="bold" style:font-size-asian="10.5pt" style:font-weight-asian="bold" style:font-name-complex="Times New Roman1" style:font-size-complex="10.5pt"/>
    </style:style>
    <style:style style:name="T19" style:family="text">
      <style:text-properties fo:font-size="10.5pt" style:text-underline-style="solid" style:text-underline-width="auto" style:text-underline-color="font-color" style:font-size-asian="10.5pt" style:font-name-complex="Times New Roman1" style:font-size-complex="10.5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nd of the Year...Don't Fear</text:p>
      <text:p text:style-name="P1"/>
      <text:p text:style-name="P3"><text:span text:style-name="T1">Read:</text:span><text:span text:style-name="T3"> </text:span><text:span text:style-name="T16">Mark 13:32-37; </text:span><text:span text:style-name="T7">I Thessalonians 4:13-18</text:span></text:p>
      <text:p text:style-name="P2"/>
      <text:p text:style-name="P4"><text:span text:style-name="T18">Texts:</text:span><text:span text:style-name="T17"> </text:span><text:span text:style-name="T5">Luke 21:28</text:span><text:span text:style-name="T4"> “And when these things begin to come to pass, then look up, and lift up your heads; for your redemption draweth nigh.”</text:span></text:p>
      <text:p text:style-name="P4"><text:span text:style-name="T19">Revelation 22:20</text:span><text:span text:style-name="T17"> “</text:span><text:span text:style-name="T6">He which testifieth these things saith, Surely I come quickly. Amen. Even so, come, Lord Jesus.”</text:span></text:p>
      <text:p text:style-name="P15"/>
      <text:h text:style-name="P10" text:outline-level="3"><text:span text:style-name="T1">Introduction:</text:span><text:span text:style-name="T3"> With all that is going on in Washington as well as all the craziness of the “Me Too” movement, the “Fluid Gender” folks, and the anti-Christian sentiment in America; it would be easy to be depressed over what is going on and be fearful of the future. Don't do it! Don't let fear win over the promises of God. These things are signs preceding the return of our savior.</text:span></text:h>
      <text:h text:style-name="P11" text:outline-level="3"/>
      <text:p text:style-name="P5"><text:span text:style-name="T2">The Main Thing:</text:span> <text:s/>Of all the promises in the scriptures, t<text:span text:style-name="T14">he promise of Jesus Christ's return is a central element of the New Testament. Terms such as the "day of the Lord", the "day of Christ", the "appearing", or the "return of the Lord" all represent <text:s/>the same event: Christ will come again and take His own unto Himself from among the dead and the living. This event is </text:span><text:span text:style-name="T15">not</text:span><text:span text:style-name="T14"> the Last Judgment, but rather the rapture of the bride of Christ to the marriage of the Lamb </text:span></text:p>
      <text:p text:style-name="P12"/>
      <text:p text:style-name="P6"><text:span text:style-name="T11">The Promises of God:</text:span><text:span text:style-name="T8"> It is the Lord Himself who said to His Apostles: "And if I go and prepare a place for you, I will come again and receive you to Myself; that where I am, there you may be also" (John 14: 3). He told His disciples to be watchful and prepared: "</text:span><text:span text:style-name="T13">Be ye therefore ready also: for the Son of man cometh at an hour when ye think not.</text:span><text:span text:style-name="T8">" (Luke 12: 40). The parables of the coming of the Son of Man emphasize that the day of Christ will come suddenly; some will be raptured out and others will remain behind. Remember that the angels at Jesus' ascension promised that He would return (Acts 1: 11).</text:span></text:p>
      <text:list xml:id="list6371794761027006149" text:style-name="L1">
        <text:list-header>
          <text:p text:style-name="P8"/>
          <text:p text:style-name="P7"><text:span text:style-name="T11">The Agreement of the apostles:</text:span><text:span text:style-name="T8"> The letters of the Apostles reinforce the promise of Christ's return. I John 3: 2 provides a description of the future of God's children. We will be like the Lord in our perfection. James appeals to the believers to be patient until the coming of the Lord, "for the coming of the Lord draweth nigh" (5: 8). Hebrews admonishes patience: "For yet a little while, and He who is coming will come and will not tarry" (Hebrews 10: 37). When Christ returns for the second time, He will appear "...</text:span><text:span text:style-name="T13">to bear the sins of many...that look for him ...unto salvation.</text:span><text:span text:style-name="T8">" (Hebrews 9: 28). The second epistle of Peter is directed against those who deny the promise of Christ's return. Even the possibility of a delay in the fulfillment of this promise is ruled out (2 Peter 3: 9). Paul talks of the promise of Christ's return repeatedly in his epistles. He repeatedly makes statements about the resurrection of the dead in Christ and the trans-formation of the living on the day of the Lord (I Thessalonians 4: 13-18). This day will come like "a thief in the night" (5: 2). In his conclusion to the first epistle to the Corinthians he includes the word: "Maranatha!" which means: <text:s/>"Our Lord is coming!" (I Corinthians 16: 22).</text:span></text:p>
          <text:p text:style-name="P8"/>
          <text:p text:style-name="P7"><text:span text:style-name="T11">The Final Prophesy:</text:span><text:span text:style-name="T8"> In the Revelation of Jesus Christ (to John) the Son of God reveals what will soon come to pass (Revelation 1: 1). The call: "Surely I come quickly" is the primary message of Revelation. In response to this call, the Spirit and the bride say: "Amen. Even so, come, Lord Jesus!" (Revelation 22:20). </text:span></text:p>
          <text:p text:style-name="P8"/>
          <text:p text:style-name="P7"><text:span text:style-name="T11">The Unity of the Scripture:</text:span><text:span text:style-name="T8"> the first book of the Bible (Genesis 3:15) gives the first promise of <text:s/>the Savior's arrival. The last book of the Bible (Revelation 22:20) in the very last chapter, we are advised of His second coming. Since we have hundreds of prophesies fulfilled in the first coming it is a safe conclusion that the second coming will occur just as the scriptures predict. The scriptures speak of the return of Christ as an event that is imminent and certain to occur, which will bring fellowship with Christ and eliminate hardship and distress (Romans 8: 17-18). The promise of Christ's return is great tidings for all believers. Those who have trusted in Christ alone for salvation will experience the fulfillment of His promises to themselves (Colossians 1: 27). </text:span></text:p>
          <text:p text:style-name="P8"/>
        </text:list-header>
      </text:list>
      <text:h text:style-name="P13" text:outline-level="6"><text:span text:style-name="T12">Conclude:</text:span><text:span text:style-name="T9"> </text:span><text:span text:style-name="Emphasis"><text:span text:style-name="T10">Those who have trusted in Christ for salvation have nothing to fear in these last days before His return. Nowhere in scripture is the believer told to be concerned about the last judgment (our sins have already been judged and forgiven). We have been told to “look up, and lift up your heads; for your redemption draweth nigh.” He is coming back for those who have trusted in Him so let's get the message to all that we can. The worst thing that can happen to us (from the world's perspective) is to be martyred for Christ but (from the saint's perspective) that is a direct path to heaven and we even get a special crown for that. (Revelation 2:10) I trust that you are encouraged this morning for this could be the year that Jesus comes.</text:span></text:span></text:h>
      <text:p text:style-name="P9"><text:span text:style-name="Emphasis"><text:span text:style-name="T10"/></text:span></text:p>
      <text:p text:style-name="P9"><text:span text:style-name="Emphasis"><text:span text:style-name="T10"/></text:span></text:p>
      <text:p text:style-name="P9"><text:span text:style-name="Emphasis"><text:span text:style-name="T10"/></text:span></text:p>
      <text:p text:style-name="P9"><text:span text:style-name="Emphasis"><text:span text:style-name="T10"/></text:span></text:p>
      <text:p text:style-name="P9"><text:span text:style-name="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6" style:display-name="Heading 6" style:family="paragraph" style:parent-style-name="Heading" style:next-style-name="Text_20_body" style:default-outline-level="6" style:class="text">
      <style:text-properties style:font-name="Times New Roman" fo:font-size="7pt" fo:font-weight="bold" style:font-name-asian="Lucida Sans Unicode" style:font-size-asian="7pt" style:font-weight-asian="bold" style:font-name-complex="Tahoma" style:font-size-complex="7pt" style:font-weight-complex="bold"/>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20-01-04T18:20:16.69</dc:date>
    <meta:editing-duration>P4DT6H2M10S</meta:editing-duration>
    <meta:generator>OpenOffice/4.1.3$Win32 OpenOffice.org_project/413m1$Build-9783</meta:generator>
    <meta:printed-by>Joel Tice</meta:printed-by>
    <meta:print-date>2020-01-04T18:19:11.09</meta:print-date>
    <meta:document-statistic meta:table-count="0" meta:image-count="0" meta:object-count="0" meta:page-count="1" meta:paragraph-count="11" meta:word-count="880" meta:character-count="48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